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line draw:style-name="gr1" draw:text-style-name="P1" draw:layer="layout" svg:width="5.714cm" svg:height="2.437cm" svg:x="4.494cm" svg:y="10.727cm" svg:viewBox="0 0 5715 2438" draw:points="0,232 2216,2438 3266,2438 5715,0">
            <text:p/>
          </draw:polyline>
          <draw:polyline draw:style-name="gr2" draw:text-style-name="P1" draw:layer="layout" svg:width="5.714cm" svg:height="1.741cm" svg:x="4.494cm" svg:y="9.101cm" svg:viewBox="0 0 5715 1742" draw:points="0,1742 1749,0 4549,0 5715,1742 5715,1626">
            <text:p/>
          </draw:polyline>
        </draw:g>
        <draw:polygon draw:style-name="gr3" draw:text-style-name="P1" draw:layer="layout" svg:width="2.285cm" svg:height="2.92cm" svg:x="4.756cm" svg:y="4.637cm" svg:viewBox="0 0 2286 2921" draw:points="762,127 0,2032 889,2921 2286,127 2286,0">
          <text:p/>
        </draw:polygon>
        <draw:polygon draw:style-name="gr3" draw:text-style-name="P1" draw:layer="layout" svg:width="1.777cm" svg:height="2.92cm" svg:x="8.312cm" svg:y="4.51cm" svg:viewBox="0 0 1778 2921" draw:points="237,0 1778,635 830,2921 0,2921">
          <text:p/>
        </draw:polygon>
        <draw:custom-shape draw:style-name="gr4" draw:text-style-name="P1" draw:layer="layout" svg:width="9.652cm" svg:height="4.699cm" svg:x="2.459cm" svg:y="3.66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9.652cm" svg:height="4.699cm" svg:x="2.459cm" svg:y="8.76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layer="layout" svg:width="1.171cm" svg:height="0.962cm" svg:x="2.905cm" svg:y="7.277cm">
          <draw:text-box>
            <text:p>s1</text:p>
          </draw:text-box>
        </draw:frame>
        <draw:frame draw:style-name="gr5" draw:layer="layout" svg:width="1.171cm" svg:height="0.962cm" svg:x="2.778cm" svg:y="12.357cm">
          <draw:text-box>
            <text:p>s2</text:p>
          </draw:text-box>
        </draw:frame>
        <draw:frame draw:style-name="gr5" draw:layer="layout" svg:width="1.171cm" svg:height="0.962cm" svg:x="5.064cm" svg:y="5.499cm">
          <draw:text-box>
            <text:p>c1</text:p>
          </draw:text-box>
        </draw:frame>
        <draw:frame draw:style-name="gr5" draw:layer="layout" svg:width="1.171cm" svg:height="0.962cm" svg:x="8.465cm" svg:y="5.499cm">
          <draw:text-box>
            <text:p>c2</text:p>
          </draw:text-box>
        </draw:frame>
        <draw:frame draw:style-name="gr5" draw:layer="layout" svg:width="1.171cm" svg:height="0.962cm" svg:x="4.909cm" svg:y="10.198cm">
          <draw:text-box>
            <text:p>c3</text:p>
          </draw:text-box>
        </draw:frame>
        <draw:g>
          <draw:polyline draw:style-name="gr6" draw:text-style-name="P1" draw:layer="layout" svg:width="5.714cm" svg:height="2.437cm" svg:x="1.395cm" svg:y="20.828cm" svg:viewBox="0 0 5715 2438" draw:points="0,232 2216,2438 3266,2438 5715,0">
            <text:p/>
          </draw:polyline>
          <draw:polyline draw:style-name="gr2" draw:text-style-name="P1" draw:layer="layout" svg:width="5.714cm" svg:height="1.741cm" svg:x="1.395cm" svg:y="19.202cm" svg:viewBox="0 0 5715 1742" draw:points="0,1742 1749,0 4549,0 5715,1742 5715,1626">
            <text:p/>
          </draw:polyline>
        </draw:g>
        <draw:polygon draw:style-name="gr7" draw:text-style-name="P1" draw:layer="layout" svg:width="2.285cm" svg:height="2.92cm" svg:x="1.657cm" svg:y="14.738cm" svg:viewBox="0 0 2286 2921" draw:points="762,127 0,2032 889,2921 2286,127 2286,0">
          <text:p/>
        </draw:polygon>
        <draw:polygon draw:style-name="gr7" draw:text-style-name="P1" draw:layer="layout" svg:width="1.777cm" svg:height="2.92cm" svg:x="5.213cm" svg:y="14.611cm" svg:viewBox="0 0 1778 2921" draw:points="237,0 1778,635 830,2921 0,2921">
          <text:p/>
        </draw:polygon>
        <draw:frame draw:style-name="gr5" draw:layer="layout" svg:width="1.171cm" svg:height="0.962cm" svg:x="1.865cm" svg:y="15.7cm">
          <draw:text-box>
            <text:p>c1</text:p>
          </draw:text-box>
        </draw:frame>
        <draw:frame draw:style-name="gr5" draw:layer="layout" svg:width="1.171cm" svg:height="0.962cm" svg:x="5.266cm" svg:y="15.7cm">
          <draw:text-box>
            <text:p>c2</text:p>
          </draw:text-box>
        </draw:frame>
        <draw:frame draw:style-name="gr5" draw:layer="layout" svg:width="1.171cm" svg:height="0.962cm" svg:x="1.71cm" svg:y="20.399cm">
          <draw:text-box>
            <text:p>c3</text:p>
          </draw:text-box>
        </draw:frame>
        <draw:line draw:style-name="gr1" draw:text-style-name="P1" draw:layer="layout" svg:x1="1.635cm" svg:y1="16.748cm" svg:x2="1.381cm" svg:y2="20.939cm">
          <text:p/>
        </draw:line>
        <draw:line draw:style-name="gr1" draw:text-style-name="P1" draw:layer="layout" svg:x1="2.524cm" svg:y1="17.637cm" svg:x2="3.54cm" svg:y2="23.225cm">
          <text:p/>
        </draw:line>
        <draw:line draw:style-name="gr1" draw:text-style-name="P1" draw:layer="layout" svg:x1="5.202cm" svg:y1="17.51cm" svg:x2="4.683cm" svg:y2="23.225cm">
          <text:p/>
        </draw:line>
        <draw:line draw:style-name="gr1" draw:text-style-name="P1" draw:layer="layout" svg:x1="6.043cm" svg:y1="17.532cm" svg:x2="4.683cm" svg:y2="23.225cm">
          <text:p/>
        </draw:line>
        <draw:line draw:style-name="gr1" draw:text-style-name="P1" draw:layer="layout" svg:x1="6.969cm" svg:y1="15.351cm" svg:x2="7.096cm" svg:y2="20.812cm">
          <text:p/>
        </draw:line>
        <draw:line draw:style-name="gr2" draw:text-style-name="P1" draw:layer="layout" svg:x1="2.397cm" svg:y1="14.843cm" svg:x2="3.159cm" svg:y2="19.161cm">
          <text:p/>
        </draw:line>
        <draw:line draw:style-name="gr2" draw:text-style-name="P1" draw:layer="layout" svg:x1="6.969cm" svg:y1="15.224cm" svg:x2="5.953cm" svg:y2="19.161cm">
          <text:p/>
        </draw:line>
        <draw:line draw:style-name="gr8" draw:text-style-name="P2" draw:layer="layout" svg:x1="4.556cm" svg:y1="16.748cm" svg:x2="4.048cm" svg:y2="19.288cm">
          <text:p/>
        </draw:line>
        <draw:g>
          <draw:polyline draw:style-name="gr6" draw:text-style-name="P1" draw:layer="layout" svg:width="5.714cm" svg:height="2.437cm" svg:x="8.196cm" svg:y="20.829cm" svg:viewBox="0 0 5715 2438" draw:points="0,232 2216,2438 3266,2438 5715,0">
            <text:p/>
          </draw:polyline>
          <draw:polyline draw:style-name="gr2" draw:text-style-name="P1" draw:layer="layout" svg:width="5.714cm" svg:height="1.741cm" svg:x="8.196cm" svg:y="19.203cm" svg:viewBox="0 0 5715 1742" draw:points="0,1742 1749,0 4549,0 5715,1742 5715,1626">
            <text:p/>
          </draw:polyline>
        </draw:g>
        <draw:polygon draw:style-name="gr7" draw:text-style-name="P1" draw:layer="layout" svg:width="2.285cm" svg:height="2.92cm" svg:x="8.458cm" svg:y="14.739cm" svg:viewBox="0 0 2286 2921" draw:points="762,127 0,2032 889,2921 2286,127 2286,0">
          <text:p/>
        </draw:polygon>
        <draw:polygon draw:style-name="gr7" draw:text-style-name="P1" draw:layer="layout" svg:width="1.777cm" svg:height="2.92cm" svg:x="12.014cm" svg:y="14.612cm" svg:viewBox="0 0 1778 2921" draw:points="237,0 1778,635 830,2921 0,2921">
          <text:p/>
        </draw:polygon>
        <draw:frame draw:style-name="gr5" draw:layer="layout" svg:width="1.171cm" svg:height="0.962cm" svg:x="8.666cm" svg:y="15.701cm">
          <draw:text-box>
            <text:p>c1</text:p>
          </draw:text-box>
        </draw:frame>
        <draw:frame draw:style-name="gr5" draw:layer="layout" svg:width="1.171cm" svg:height="0.962cm" svg:x="12.067cm" svg:y="15.701cm">
          <draw:text-box>
            <text:p>c2</text:p>
          </draw:text-box>
        </draw:frame>
        <draw:frame draw:style-name="gr5" draw:layer="layout" svg:width="1.171cm" svg:height="0.962cm" svg:x="8.511cm" svg:y="20.4cm">
          <draw:text-box>
            <text:p>c3</text:p>
          </draw:text-box>
        </draw:frame>
        <draw:line draw:style-name="gr1" draw:text-style-name="P1" draw:layer="layout" svg:x1="8.436cm" svg:y1="16.749cm" svg:x2="8.182cm" svg:y2="20.94cm">
          <text:p/>
        </draw:line>
        <draw:line draw:style-name="gr1" draw:text-style-name="P1" draw:layer="layout" svg:x1="9.325cm" svg:y1="17.638cm" svg:x2="10.341cm" svg:y2="23.226cm">
          <text:p/>
        </draw:line>
        <draw:line draw:style-name="gr1" draw:text-style-name="P1" draw:layer="layout" svg:x1="12.003cm" svg:y1="17.511cm" svg:x2="11.484cm" svg:y2="23.226cm">
          <text:p/>
        </draw:line>
        <draw:line draw:style-name="gr1" draw:text-style-name="P1" draw:layer="layout" svg:x1="12.844cm" svg:y1="17.533cm" svg:x2="11.484cm" svg:y2="23.226cm">
          <text:p/>
        </draw:line>
        <draw:line draw:style-name="gr1" draw:text-style-name="P1" draw:layer="layout" svg:x1="13.77cm" svg:y1="15.352cm" svg:x2="13.897cm" svg:y2="20.813cm">
          <text:p/>
        </draw:line>
        <draw:line draw:style-name="gr2" draw:text-style-name="P1" draw:layer="layout" svg:x1="9.198cm" svg:y1="14.844cm" svg:x2="9.96cm" svg:y2="19.162cm">
          <text:p/>
        </draw:line>
        <draw:line draw:style-name="gr2" draw:text-style-name="P1" draw:layer="layout" svg:x1="13.77cm" svg:y1="15.225cm" svg:x2="12.754cm" svg:y2="19.162cm">
          <text:p/>
        </draw:line>
        <draw:line draw:style-name="gr1" draw:text-style-name="P1" draw:layer="layout" svg:x1="2.524cm" svg:y1="17.637cm" svg:x2="4.048cm" svg:y2="19.288cm">
          <text:p/>
        </draw:line>
        <draw:line draw:style-name="gr1" draw:text-style-name="P1" draw:layer="layout" svg:x1="3.921cm" svg:y1="14.843cm" svg:x2="4.556cm" svg:y2="16.748cm">
          <text:p/>
        </draw:line>
        <draw:line draw:style-name="gr1" draw:text-style-name="P1" draw:layer="layout" svg:x1="5.445cm" svg:y1="14.716cm" svg:x2="4.556cm" svg:y2="16.875cm">
          <text:p/>
        </draw:line>
        <draw:line draw:style-name="gr1" draw:text-style-name="P1" draw:layer="layout" svg:x1="5.191cm" svg:y1="17.51cm" svg:x2="4.048cm" svg:y2="19.288cm">
          <text:p/>
        </draw:line>
        <draw:frame draw:style-name="gr5" draw:layer="layout" svg:width="0.853cm" svg:height="0.962cm" svg:x="3.267cm" svg:y="19.115cm">
          <draw:text-box>
            <text:p>L</text:p>
          </draw:text-box>
        </draw:frame>
        <draw:line draw:style-name="gr8" draw:text-style-name="P1" draw:layer="layout" svg:x1="11.287cm" svg:y1="19.161cm" svg:x2="10.906cm" svg:y2="23.225cm">
          <text:p/>
        </draw:line>
        <draw:line draw:style-name="gr1" draw:text-style-name="P1" draw:layer="layout" svg:x1="9.382cm" svg:y1="17.637cm" svg:x2="10.906cm" svg:y2="23.352cm">
          <text:p/>
        </draw:line>
        <draw:line draw:style-name="gr1" draw:text-style-name="P1" draw:layer="layout" svg:x1="12.049cm" svg:y1="17.51cm" svg:x2="10.906cm" svg:y2="23.225cm">
          <text:p/>
        </draw:line>
        <draw:line draw:style-name="gr1" draw:text-style-name="P1" draw:layer="layout" svg:x1="10.779cm" svg:y1="14.843cm" svg:x2="11.287cm" svg:y2="19.288cm">
          <text:p/>
        </draw:line>
        <draw:line draw:style-name="gr1" draw:text-style-name="P1" draw:layer="layout" svg:x1="12.303cm" svg:y1="14.589cm" svg:x2="11.287cm" svg:y2="19.161cm">
          <text:p/>
        </draw:line>
        <draw:frame draw:style-name="gr5" draw:layer="layout" svg:width="0.853cm" svg:height="0.962cm" svg:x="10.18cm" svg:y="19.723cm">
          <draw:text-box>
            <text:p>L</text:p>
          </draw:text-box>
        </draw:frame>
        <draw:frame draw:style-name="gr5" draw:layer="layout" svg:width="0.853cm" svg:height="0.962cm" svg:x="3.268cm" svg:y="19.115cm">
          <draw:text-box>
            <text:p>L</text:p>
          </draw:text-box>
        </draw:frame>
        <draw:g>
          <draw:polyline draw:style-name="gr6" draw:text-style-name="P1" draw:layer="layout" svg:width="5.714cm" svg:height="2.437cm" svg:x="14.697cm" svg:y="20.829cm" svg:viewBox="0 0 5715 2438" draw:points="0,232 2216,2438 3266,2438 5715,0">
            <text:p/>
          </draw:polyline>
          <draw:polyline draw:style-name="gr2" draw:text-style-name="P1" draw:layer="layout" svg:width="5.714cm" svg:height="1.741cm" svg:x="14.697cm" svg:y="19.203cm" svg:viewBox="0 0 5715 1742" draw:points="0,1742 1749,0 4549,0 5715,1742 5715,1626">
            <text:p/>
          </draw:polyline>
        </draw:g>
        <draw:polygon draw:style-name="gr7" draw:text-style-name="P1" draw:layer="layout" svg:width="2.285cm" svg:height="2.92cm" svg:x="14.959cm" svg:y="14.739cm" svg:viewBox="0 0 2286 2921" draw:points="762,127 0,2032 889,2921 2286,127 2286,0">
          <text:p/>
        </draw:polygon>
        <draw:polygon draw:style-name="gr7" draw:text-style-name="P1" draw:layer="layout" svg:width="1.777cm" svg:height="2.92cm" svg:x="18.515cm" svg:y="14.612cm" svg:viewBox="0 0 1778 2921" draw:points="237,0 1778,635 830,2921 0,2921">
          <text:p/>
        </draw:polygon>
        <draw:frame draw:style-name="gr5" draw:layer="layout" svg:width="1.171cm" svg:height="0.962cm" svg:x="15.167cm" svg:y="15.701cm">
          <draw:text-box>
            <text:p>c1</text:p>
          </draw:text-box>
        </draw:frame>
        <draw:frame draw:style-name="gr5" draw:layer="layout" svg:width="1.171cm" svg:height="0.962cm" svg:x="18.568cm" svg:y="15.701cm">
          <draw:text-box>
            <text:p>c2</text:p>
          </draw:text-box>
        </draw:frame>
        <draw:frame draw:style-name="gr5" draw:layer="layout" svg:width="1.171cm" svg:height="0.962cm" svg:x="15.012cm" svg:y="20.4cm">
          <draw:text-box>
            <text:p>c3</text:p>
          </draw:text-box>
        </draw:frame>
        <draw:line draw:style-name="gr1" draw:text-style-name="P1" draw:layer="layout" svg:x1="14.937cm" svg:y1="16.749cm" svg:x2="14.683cm" svg:y2="20.94cm">
          <text:p/>
        </draw:line>
        <draw:line draw:style-name="gr1" draw:text-style-name="P1" draw:layer="layout" svg:x1="15.826cm" svg:y1="17.638cm" svg:x2="16.842cm" svg:y2="23.226cm">
          <text:p/>
        </draw:line>
        <draw:line draw:style-name="gr1" draw:text-style-name="P1" draw:layer="layout" svg:x1="18.504cm" svg:y1="17.511cm" svg:x2="17.985cm" svg:y2="23.226cm">
          <text:p/>
        </draw:line>
        <draw:line draw:style-name="gr1" draw:text-style-name="P1" draw:layer="layout" svg:x1="19.345cm" svg:y1="17.533cm" svg:x2="17.985cm" svg:y2="23.226cm">
          <text:p/>
        </draw:line>
        <draw:line draw:style-name="gr1" draw:text-style-name="P1" draw:layer="layout" svg:x1="20.271cm" svg:y1="15.352cm" svg:x2="20.398cm" svg:y2="20.813cm">
          <text:p/>
        </draw:line>
        <draw:line draw:style-name="gr2" draw:text-style-name="P1" draw:layer="layout" svg:x1="15.699cm" svg:y1="14.844cm" svg:x2="16.461cm" svg:y2="19.162cm">
          <text:p/>
        </draw:line>
        <draw:line draw:style-name="gr2" draw:text-style-name="P1" draw:layer="layout" svg:x1="20.271cm" svg:y1="15.225cm" svg:x2="19.255cm" svg:y2="19.162cm">
          <text:p/>
        </draw:line>
        <draw:frame draw:style-name="gr5" draw:layer="layout" svg:width="0.853cm" svg:height="0.962cm" svg:x="16.681cm" svg:y="19.723cm">
          <draw:text-box>
            <text:p>L</text:p>
          </draw:text-box>
        </draw:frame>
        <draw:line draw:style-name="gr8" draw:text-style-name="P1" draw:layer="layout" svg:x1="16.621cm" svg:y1="16.113cm" svg:x2="18.653cm" svg:y2="16.113cm">
          <text:p/>
        </draw:line>
        <draw:line draw:style-name="gr1" draw:text-style-name="P1" draw:layer="layout" svg:x1="16.621cm" svg:y1="16.113cm" svg:x2="16.748cm" svg:y2="23.098cm">
          <text:p/>
        </draw:line>
        <draw:line draw:style-name="gr1" draw:text-style-name="P1" draw:layer="layout" svg:x1="18.018cm" svg:y1="23.225cm" svg:x2="16.621cm" svg:y2="16.113cm">
          <text:p/>
        </draw:line>
        <draw:g>
          <draw:polyline draw:style-name="gr6" draw:text-style-name="P1" draw:layer="layout" svg:width="5.714cm" svg:height="2.437cm" svg:x="13.46cm" svg:y="10.119cm" svg:viewBox="0 0 5715 2438" draw:points="0,232 2216,2438 3266,2438 5715,0">
            <text:p/>
          </draw:polyline>
          <draw:polyline draw:style-name="gr2" draw:text-style-name="P1" draw:layer="layout" svg:width="5.714cm" svg:height="1.741cm" svg:x="13.46cm" svg:y="8.493cm" svg:viewBox="0 0 5715 1742" draw:points="0,1742 1749,0 4549,0 5715,1742 5715,1626">
            <text:p/>
          </draw:polyline>
        </draw:g>
        <draw:polygon draw:style-name="gr7" draw:text-style-name="P1" draw:layer="layout" svg:width="2.285cm" svg:height="2.92cm" svg:x="13.722cm" svg:y="4.029cm" svg:viewBox="0 0 2286 2921" draw:points="762,127 0,2032 889,2921 2286,127 2286,0">
          <text:p/>
        </draw:polygon>
        <draw:polygon draw:style-name="gr7" draw:text-style-name="P1" draw:layer="layout" svg:width="1.777cm" svg:height="2.92cm" svg:x="17.278cm" svg:y="3.902cm" svg:viewBox="0 0 1778 2921" draw:points="237,0 1778,635 830,2921 0,2921">
          <text:p/>
        </draw:polygon>
        <draw:frame draw:style-name="gr5" draw:layer="layout" svg:width="1.171cm" svg:height="0.962cm" svg:x="13.93cm" svg:y="4.991cm">
          <draw:text-box>
            <text:p>c1</text:p>
          </draw:text-box>
        </draw:frame>
        <draw:frame draw:style-name="gr5" draw:layer="layout" svg:width="1.171cm" svg:height="0.962cm" svg:x="17.331cm" svg:y="4.991cm">
          <draw:text-box>
            <text:p>c2</text:p>
          </draw:text-box>
        </draw:frame>
        <draw:frame draw:style-name="gr5" draw:layer="layout" svg:width="1.171cm" svg:height="0.962cm" svg:x="13.775cm" svg:y="9.69cm">
          <draw:text-box>
            <text:p>c3</text:p>
          </draw:text-box>
        </draw:frame>
        <draw:line draw:style-name="gr1" draw:text-style-name="P1" draw:layer="layout" svg:x1="13.7cm" svg:y1="6.039cm" svg:x2="13.446cm" svg:y2="10.23cm">
          <text:p/>
        </draw:line>
        <draw:line draw:style-name="gr1" draw:text-style-name="P1" draw:layer="layout" svg:x1="14.589cm" svg:y1="6.928cm" svg:x2="15.605cm" svg:y2="12.516cm">
          <text:p/>
        </draw:line>
        <draw:line draw:style-name="gr1" draw:text-style-name="P1" draw:layer="layout" svg:x1="18.108cm" svg:y1="6.823cm" svg:x2="16.748cm" svg:y2="12.516cm">
          <text:p/>
        </draw:line>
        <draw:line draw:style-name="gr1" draw:text-style-name="P1" draw:layer="layout" svg:x1="19.034cm" svg:y1="4.642cm" svg:x2="19.161cm" svg:y2="10.103cm">
          <text:p/>
        </draw:line>
        <draw:line draw:style-name="gr2" draw:text-style-name="P1" draw:layer="layout" svg:x1="14.462cm" svg:y1="4.134cm" svg:x2="15.224cm" svg:y2="8.452cm">
          <text:p/>
        </draw:line>
        <draw:line draw:style-name="gr2" draw:text-style-name="P1" draw:layer="layout" svg:x1="19.034cm" svg:y1="4.515cm" svg:x2="18.018cm" svg:y2="8.452cm">
          <text:p/>
        </draw:line>
        <draw:line draw:style-name="gr6" draw:text-style-name="P1" draw:layer="layout" svg:x1="14.594cm" svg:y1="6.97cm" svg:x2="17.261cm" svg:y2="6.843cm">
          <text:p/>
        </draw:line>
        <draw:line draw:style-name="gr6" draw:text-style-name="P1" draw:layer="layout" svg:x1="15.991cm" svg:y1="4.049cm" svg:x2="17.515cm" svg:y2="3.922cm">
          <text:p/>
        </draw:line>
        <draw:line draw:style-name="gr2" draw:text-style-name="P1" draw:layer="layout" svg:x1="17.515cm" svg:y1="3.922cm" svg:x2="18.023cm" svg:y2="8.494cm">
          <text:p/>
        </draw:line>
        <draw:line draw:style-name="gr1" draw:text-style-name="P1" draw:layer="layout" svg:x1="14.589cm" svg:y1="6.969cm" svg:x2="17.51cm" svg:y2="3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ul-ubuntu </meta:initial-creator>
    <meta:creation-date>2013-11-18T11:53:20.086280245</meta:creation-date>
    <dc:date>2013-11-18T15:33:03.705890005</dc:date>
    <dc:creator>xul-ubuntu </dc:creator>
    <meta:editing-duration>PT2H23M7S</meta:editing-duration>
    <meta:editing-cycles>5</meta:editing-cycles>
    <meta:generator>LibreOffice/4.1.2.3$Linux_X86_64 LibreOffice_project/410m0$Build-3</meta:generator>
    <meta:document-statistic meta:object-count="92"/>
  </office:meta>
</office:document-meta>
</file>